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948" officeooo:paragraph-rsid="0014b9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7:14:19.992000000</meta:creation-date>
    <dc:date>2024-10-08T17:14:59.693000000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1.2$Windows_X86_64 LibreOffice_project/3c58a8f3a960df8bc8fd77b461821e42c061c5f0</meta:generator>
  </office:meta>
</office:document-meta>
</file>